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0pt" officeooo:rsid="00097db9" officeooo:paragraph-rsid="00097db9" style:font-size-asian="17.5pt" style:font-size-complex="20pt"/>
    </style:style>
    <style:style style:name="P2" style:family="paragraph" style:parent-style-name="Standard">
      <style:paragraph-properties fo:break-before="page"/>
      <style:text-properties fo:font-size="20pt" officeooo:rsid="00097db9" officeooo:paragraph-rsid="00097db9" style:font-size-asian="17.5pt" style:font-size-complex="20pt"/>
    </style:style>
    <style:style style:name="P3" style:family="paragraph" style:parent-style-name="Standard">
      <style:text-properties fo:font-size="20pt" officeooo:rsid="0009a617" officeooo:paragraph-rsid="0009a617" style:font-size-asian="17.5pt" style:font-size-complex="20pt"/>
    </style:style>
    <style:style style:name="T1" style:family="text">
      <style:text-properties officeooo:rsid="000b0db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riel V. Magnane</text:p>
      <text:p text:style-name="P1"/>
      <text:p text:style-name="P1">&lt;img&gt;</text:p>
      <text:p text:style-name="P1"/>
      <text:p text:style-name="P1">Loué soit le soleil</text:p>
      <text:p text:style-name="P1"/>
      <text:p text:style-name="P1">quête:</text:p>
      <text:p text:style-name="P1">Devenir un développeur web afin de rentrer dans le milieu de l’informatique et découvrir les horizons qui s’offriront à moi une fois la formation achevée.</text:p>
      <text:p text:style-name="P1"/>
      <text:p text:style-name="P1">Manque éventuel de compétences et de savoir-faire dans l’apprentissage autonome.</text:p>
      <text:p text:style-name="P1"/>
      <text:p text:style-name="P1">Maladie, stress, manque d’organisation par moments.</text:p>
      <text:p text:style-name="P1"/>
      <text:p text:style-name="P1">Environnement:</text:p>
      <text:p text:style-name="P1">Pour l’instant, rien n’est très clair. Le poste visé pourrait changer tout le long de la formation car je suis intéressé par plein de choses différentes et ouvert aux découvertes de domaines et langages que je pourrais aborder tout le long de la formation.</text:p>
      <text:p text:style-name="P1"/>
      <text:p text:style-name="P2">Valeur:</text:p>
      <text:p text:style-name="P1"/>
      <text:p text:style-name="P1">Perséverant</text:p>
      <text:p text:style-name="P1">Je peux mener à bien mes tâches malgré les difficultés rencontrées.</text:p>
      <text:p text:style-name="P1"/>
      <text:p text:style-name="P1">Perfectionniste</text:p>
      <text:p text:style-name="P1">Je ne suis réellement satisfait qu’un fois mes objectis réellement accomplits.</text:p>
      <text:p text:style-name="P1"/>
      <text:p text:style-name="P1">Leadership</text:p>
      <text:p text:style-name="P1">Facilité à prendre les devants, gérer les projets et les ressources mises à disposition.</text:p>
      <text:p text:style-name="P1"/>
      <text:p text:style-name="P3">Description <text:span text:style-name="T1">de parcours</text:span>:</text:p>
      <text:p text:style-name="P3">Je démarre cette formation avec beaucoup de motivation.</text:p>
      <text:p text:style-name="P3">Je suis content de pouvoir coder et apprendre des nouvelles technologies.</text:p>
      <text:p text:style-name="P3">Je viens avec mon bagage technique qui peut être utile au niveau de l’approche méthodologique et de l’analyse.</text:p>
      <text:p text:style-name="P3">J’aimerai finir cette formation en ayant trouvé le domaine dans lequel je pourrais m’épanouir ou bien avoir une idée de la suite de ma carrière.</text:p>
      <text:p text:style-name="P3"/>
      <text:p text:style-name="P3"/>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5T10:31:16.975757210</meta:creation-date>
    <dc:date>2023-03-05T12:34:04.386933040</dc:date>
    <meta:editing-duration>PT2H2M47S</meta:editing-duration>
    <meta:editing-cycles>3</meta:editing-cycles>
    <meta:generator>LibreOffice/7.5.1.2$Linux_X86_64 LibreOffice_project/81bce3cd17f5e01886721863a4fa0d99f91033a6</meta:generator>
    <meta:document-statistic meta:table-count="0" meta:image-count="0" meta:object-count="0" meta:page-count="2" meta:paragraph-count="21" meta:word-count="200" meta:character-count="1283" meta:non-whitespace-character-count="1104"/>
  </office:meta>
</office:document-meta>
</file>